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38573757159277295" text:style-name="L1">
        <text:list-header>
          <text:p text:style-name="P1"/>
          <text:p text:style-name="P1"/>
        </text:list-header>
        <text:list-item>
          <text:p text:style-name="P1">IP</text:p>
        </text:list-item>
      </text:list>
      <text:p text:style-name="Standard"><text:tab/>4 groups of 255 ie 192.168.0.1</text:p>
      <text:p text:style-name="Standard"><text:tab/>IPv4 ^</text:p>
      <text:p text:style-name="Standard"><text:tab/>IPv6</text:p>
      <text:p text:style-name="Standard"><text:tab/>ICMP = Internet control message protocol (Ping packet)</text:p>
      <text:p text:style-name="Standard"><text:tab/></text:p>
      <text:list xml:id="list6474672244482751355" text:style-name="L2">
        <text:list-item>
          <text:p text:style-name="P2">TCP =<text:tab/>Transmission<text:tab/>|SourcePort|DestinationPort|SeqNumber|Ack|</text:p>
        </text:list-item>
      </text:list>
      <text:p text:style-name="Standard"><text:tab/>UDP = User Datagram Protocol |SourcePort|DestinationPort|Length|Checksum|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ff Haberle</meta:initial-creator>
    <meta:creation-date>2015-02-05T09:11:49</meta:creation-date>
    <meta:document-statistic meta:table-count="0" meta:image-count="0" meta:object-count="0" meta:page-count="1" meta:paragraph-count="9" meta:word-count="30" meta:character-count="239"/>
    <dc:date>2015-02-05T09:31:28</dc:date>
    <dc:creator>Jeff Haberle</dc:creator>
    <meta:editing-duration>PT4M18S</meta:editing-duration>
    <meta:editing-cycles>1</meta:editing-cycles>
    <meta:generator>OpenOffice/4.1.1$Unix OpenOffice.org_project/411m6$Build-9775</meta:generator>
  </office:meta>
</office:document-meta>
</file>